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4216" calcext:value-type="float">
            <text:p>144.9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02376" calcext:value-type="float">
            <text:p>145.5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4072" calcext:value-type="float">
            <text:p>144.5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368" calcext:value-type="float">
            <text:p>143.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1728" calcext:value-type="float">
            <text:p>141.8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9528" calcext:value-type="float">
            <text:p>139.4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3416" calcext:value-type="float">
            <text:p>138.5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5592" calcext:value-type="float">
            <text:p>137.7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2784" calcext:value-type="float">
            <text:p>135.8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444" calcext:value-type="float">
            <text:p>134.5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2616" calcext:value-type="float">
            <text:p>132.1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61804</text:p>
          </table:table-cell>
          <table:table-cell office:value-type="string" calcext:value-type="string">
            <text:p>Dalhart East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